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Lohit Devanagari1" svg:font-family="'Lohit Devanagari'"/>
    <style:font-face style:name="cooper hewittmedium" svg:font-family="'cooper hewittmediu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oper hewittmedium" fo:font-size="18pt" fo:letter-spacing="normal" fo:font-style="normal" fo:font-weight="bold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73b47" style:font-name="Lato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185cm" fo:margin-bottom="0.185cm" loext:contextual-spacing="false" fo:orphans="2" fo:widows="2" fo:text-indent="0cm" style:auto-text-indent="false" style:writing-mode="lr-tb"/>
      <style:text-properties fo:font-variant="normal" fo:text-transform="none" fo:color="#273b47" style:font-name="Lato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style:writing-mode="lr-tb"/>
    </style:style>
    <style:style style:name="T1" style:family="text">
      <style:text-properties fo:font-variant="normal" fo:text-transform="none" fo:color="#273b47" style:font-name="Lato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DOM: nuestro lugar de trabajo en la web</text:p>
      <text:p text:style-name="P1"/>
      <text:p text:style-name="P2">En programación existen objetos, estos son como envolturas para código, el navegador tiene algunos nativos cómo:</text:p>
      <text:p text:style-name="P4"><text:span text:style-name="Strong_20_Emphasis"><text:span text:style-name="T1">navigator</text:span></text:span><text:span text:style-name="T1">: El objeto que contiene las funciones del navegador, también te permite acceder también al sistema operativo como el gps, guardar datos en el disco duro, etc.</text:span></text:p>
      <text:p text:style-name="P4"><text:span text:style-name="Strong_20_Emphasis"><text:span text:style-name="T1">window</text:span></text:span><text:span text:style-name="T1">: El objeto que maneja cada una de las pestañas.</text:span></text:p>
      <text:p text:style-name="P4"><text:span text:style-name="Strong_20_Emphasis"><text:span text:style-name="T1">document</text:span></text:span><text:span text:style-name="T1">: El objeto que contiene todo lo que vemos dentro de nuestra página</text:span></text:p>
      <text:p text:style-name="P3">En aplicaciones web tenemos un concepto llamado DOM (Document Object Model) es la forma en que internamente el navegador organiza todo el HTML dentro de una estructura de árbol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Lohit Devanagari1" svg:font-family="'Lohit Devanagari'"/>
    <style:font-face style:name="cooper hewittmedium" svg:font-family="'cooper hewittmediu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9:20:25.734544664</meta:creation-date>
    <meta:generator>LibreOffice/6.0.3.2$Linux_X86_64 LibreOffice_project/00m0$Build-2</meta:generator>
    <dc:date>2018-09-01T19:22:31.073320533</dc:date>
    <meta:editing-duration>PT2M6S</meta:editing-duration>
    <meta:editing-cycles>1</meta:editing-cycles>
    <meta:document-statistic meta:table-count="0" meta:image-count="0" meta:object-count="0" meta:page-count="1" meta:paragraph-count="6" meta:word-count="104" meta:character-count="627" meta:non-whitespace-character-count="529"/>
  </office:meta>
</office:document-meta>
</file>